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bd8" officeooo:paragraph-rsid="00186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mapa logístico (1) consiste em uma relação de recorrência proposta pelo físico Robert May como um modelo simples para descrever um crescimento populacional [1]. </text:p>
      <text:p text:style-name="P1"/>
      <text:p text:style-name="P1">\begin{equation}</text:p>
      <text:p text:style-name="P1"><text:s text:c="4"/>x_n= x_{n-1}R(1-x_{n-1})</text:p>
      <text:p text:style-name="P1">\end{equation}</text:p>
      <text:p text:style-name="P1"/>
      <text:p text:style-name="P1">Esse sistema determinístico apresenta sensibilidade às condições iniciais para certos valores do parâmetro R, o que o leva a um comportamento caótico após um certo número de iterações. Devido à sua simplicidade, o mapa logístico é uma das equações mais estudadas quando se trata de sistemas complexos e teoria do caos. Uma das consequências do comportamento de sistemas caóticos é que sua previsão a longo prazo se torna impossível. No entanto, o surgimento redes neurais recorrentes do tipo Echo State possibilitaram prever o futuro de séries temporais caóticas com acurácia 2400 vezes superior a outros métodos [2], além de conseguirem prever o futuro do sistema de Kuramoto-Sivashinsky até oito tempos de Lyapunov [3].</text:p>
      <text:p text:style-name="P1"/>
      <text:p text:style-name="P1">Nas últimas décadas, o aprendizado de máquinas com redes neurais artificiais tem se mostrado uma das mais poderosas ferramentas para a resolução dos mais diversos problemas, desde detecção facial até invenção de textos. As redes recorrentes possuem a propriedade de manter memória de entradas anteriores e, por conseguinte, são as mais indicadas quando se lida com sequências e séries temporais. Nesse contexto, nosso objetivo é, além de estudar os métodos para se prever o futuro do mapa logístico, analisar como essas previsões podem se relacionar com propriedades desse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9:52:55.359415783</meta:creation-date>
    <dc:date>2019-06-16T19:53:09.188488574</dc:date>
    <meta:editing-duration>PT14S</meta:editing-duration>
    <meta:editing-cycles>1</meta:editing-cycles>
    <meta:document-statistic meta:table-count="0" meta:image-count="0" meta:object-count="0" meta:page-count="1" meta:paragraph-count="6" meta:word-count="231" meta:character-count="1523" meta:non-whitespace-character-count="1293"/>
    <meta:generator>LibreOffice/5.1.6.2$Linux_X86_64 LibreOffice_project/10m0$Build-2</meta:generator>
  </office:meta>
</office:document-meta>
</file>